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May 26, 2021 (11:36:52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6T11:36:57Z</meta:creation-date>
    <dc:date>2021-05-26T11:36:57Z</dc:date>
    <meta:user-defined meta:name="date" meta:value-type="string">May  26, 2021 (11:36:52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